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3.85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7.935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8.991cm" svg:x="1.201cm" svg:y="1.2cm" presentation:class="subtitle" presentation:user-transformed="true">
          <draw:text-box>
            <text:p>matrix(n,n,n,n,n,n)<text:tab/>Définit une transformation 2D, en utilisant une matrice de six valeurs</text:p>
            <text:p/>
            <text:p>translate(x,y)<text:tab/>Définit une translation 2D, déplaçant l'élément le long de l'axe X et l'axe Y</text:p>
            <text:p/>
            <text:p>translateX(n)<text:tab/>Définit une translation 2D, déplaçant l'élément le long de l'axe X.</text:p>
            <text:p/>
            <text:p>translateY(n)<text:tab/>Définit une translation 2D, déplaçant l'élément le long de l'axe Y.</text:p>
            <text:p/>
            <text:p>scale(x,y)<text:tab/>Définit une transformation d'échelle en 2D, en changeant les éléments largeur et la hau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3" draw:layer="layout" svg:width="25.199cm" svg:height="17.935cm" svg:x="1.4cm" svg:y="0.837cm" presentation:class="subtitle" presentation:user-transformed="true">
          <draw:text-box>
            <text:p><text:span text:style-name="T1">scaleX(n)</text:span><text:tab/>Définit une transformation d'échelle en 2D, en changeant la largeur de l'élément</text:p>
            <text:p/>
            <text:p><text:span text:style-name="T1">scaleY(n)</text:span><text:tab/>Définit une transformation d'échelle en 2D, en changeant la taille de l'élément</text:p>
            <text:p/>
            <text:p><text:span text:style-name="T1">rotate(angle)</text:span><text:tab/>Définit une rotation 2D, l'angle est spécifié dans le paramèt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draw:frame presentation:style-name="pr3" draw:layer="layout" svg:width="25.199cm" svg:height="17.935cm" svg:x="1.4cm" svg:y="0.837cm" presentation:class="subtitle">
          <draw:text-box>
            <text:p><text:span text:style-name="T1">skew(x-angle,y-angle)</text:span><text:tab/>Définit une transformation skew 2D le long de la X- et l'axe des Y</text:p>
            <text:p/>
            <text:p><text:span text:style-name="T1">skewX(angle)</text:span><text:tab/>Définit une transformation par inclinaison 2D le long de l'axe X</text:p>
            <text:p/>
            <text:p><text:span text:style-name="T1">skewY(angle)</text:span><text:tab/>Définit une transformation par inclinaison 2D le long de l'axe Y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04T11:31:16.70</meta:creation-date>
    <dc:date>2022-01-04T11:34:23.36</dc:date>
    <meta:editing-duration>PT3M9S</meta:editing-duration>
    <meta:editing-cycles>4</meta:editing-cycles>
    <meta:generator>OpenOffice/4.1.10$Win32 OpenOffice.org_project/4110m2$Build-9807</meta:generator>
    <meta:document-statistic meta:object-count="30"/>
  </office:meta>
</office:document-meta>
</file>